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2.2225cm" style:use-optimal-column-width="true"/>
    </style:style>
    <style:style style:name="co2" style:family="table-column">
      <style:table-column-properties fo:break-before="auto" style:column-width="2.96333333333333cm"/>
    </style:style>
    <style:style style:name="co3" style:family="table-column">
      <style:table-column-properties fo:break-before="auto" style:column-width="1.93145833333333cm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alcs_for_Sushiboard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3">
            <text:p>HSI CLK</text:p>
          </table:table-cell>
          <table:table-cell table:style-name="ce5"/>
          <table:table-cell office:value-type="string" table:style-name="ce3">
            <text:p>PLL MULTI</text:p>
          </table:table-cell>
          <table:table-cell office:value-type="string" table:style-name="ce3">
            <text:p>TIM1 FREQ</text:p>
          </table:table-cell>
          <table:table-cell table:number-columns-repeated="16380" table:style-name="ce1"/>
        </table:table-row>
        <table:table-row table:style-name="ro1">
          <table:table-cell office:value-type="float" office:value="16000000" table:style-name="ce2">
            <text:p>16000000</text:p>
          </table:table-cell>
          <table:table-cell table:style-name="ce6"/>
          <table:table-cell office:value-type="float" office:value="3" table:style-name="ce1">
            <text:p>3</text:p>
          </table:table-cell>
          <table:table-cell office:value-type="float" office:value="48000000" table:formula="of:=[.A2]*[.C2]" table:style-name="ce1">
            <text:p>4800000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Unit Time</text:p>
          </table:table-cell>
          <table:table-cell table:style-name="ce5"/>
          <table:table-cell table:number-columns-repeated="16382" table:style-name="ce1"/>
        </table:table-row>
        <table:table-row table:style-name="ro1">
          <table:table-cell office:value-type="float" office:value="2.0833333333333335E-8" table:formula="of:=1/[.D2]" table:style-name="ce1">
            <text:p>2.08333E-08</text:p>
          </table:table-cell>
          <table:table-cell office:value-type="string" table:style-name="ce4">
            <text:p>Period =</text:p>
          </table:table-cell>
          <table:table-cell office:value-type="float" office:value="20.833333333333336" table:formula="of:= [.A4] * 1000000000" table:style-name="ce1">
            <text:p>20.83333333</text:p>
          </table:table-cell>
          <table:table-cell office:value-type="string" table:style-name="ce1">
            <text:p>ns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4">
            <text:p>1 us =</text:p>
          </table:table-cell>
          <table:table-cell office:value-type="float" office:value="47.999999999999993" table:formula="of:=1000/[.C4]" table:style-name="ce1">
            <text:p>48</text:p>
          </table:table-cell>
          <table:table-cell office:value-type="string" table:style-name="ce1">
            <text:p>cycles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4">
            <text:p>1 ms =</text:p>
          </table:table-cell>
          <table:table-cell office:value-type="float" office:value="47999.999999999993" table:formula="of:=1000000/[.C4]" table:style-name="ce1">
            <text:p>48000</text:p>
          </table:table-cell>
          <table:table-cell office:value-type="string" table:style-name="ce1">
            <text:p>cycles</text:p>
          </table:table-cell>
          <table:table-cell office:value-type="string" table:style-name="ce1">
            <text:p>&lt;= This is the upper limit without Clock Division.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4">
            <text:p>1 s =</text:p>
          </table:table-cell>
          <table:table-cell office:value-type="float" office:value="11999999.999999998" table:formula="of:=(1000000000/[.C4]/4)" table:style-name="ce1">
            <text:p>12000000</text:p>
          </table:table-cell>
          <table:table-cell office:value-type="string" table:style-name="ce1">
            <text:p>cycles</text:p>
          </table:table-cell>
          <table:table-cell office:value-type="string" table:style-name="ce1">
            <text:p>&lt;= We Divide by 4 for the number of cycles because use of CLKDIV4 for lower prescalars<text:s/></text:p>
          </table:table-cell>
          <table:table-cell table:number-columns-repeated="16379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Reese</meta:initial-creator>
    <dc:creator>Reese</dc:creator>
    <meta:creation-date>2019-09-26T06:51:03Z</meta:creation-date>
    <dc:date>2019-09-27T06:36:49Z</dc:date>
  </office:meta>
</office:document-meta>
</file>